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complex="Arial2"/>
    </style:style>
    <style:style style:name="P2" style:family="paragraph" style:parent-style-name="Standard">
      <style:text-properties style:font-name="Arial" fo:font-size="10pt" style:font-size-asian="10pt" style:font-name-complex="Arial2" style:font-size-complex="10pt"/>
    </style:style>
    <style:style style:name="P3" style:family="paragraph" style:parent-style-name="Standard">
      <style:text-properties style:font-name="Arial" fo:font-size="10pt" officeooo:rsid="002ea3e4" style:font-size-asian="10pt" style:font-name-complex="Arial2" style:font-size-complex="10pt"/>
    </style:style>
    <style:style style:name="P4" style:family="paragraph" style:parent-style-name="Standard">
      <style:text-properties style:font-name="Arial" fo:font-size="10pt" officeooo:rsid="002ea3e4" officeooo:paragraph-rsid="004efb22" style:font-size-asian="10pt" style:font-name-complex="Arial2" style:font-size-complex="10pt"/>
    </style:style>
    <style:style style:name="P5" style:family="paragraph" style:parent-style-name="Standard">
      <style:text-properties style:font-name="Arial" fo:font-size="10pt" officeooo:rsid="0017c13f" officeooo:paragraph-rsid="004efb22" style:font-size-asian="10pt" style:font-name-complex="Arial2" style:font-size-complex="10pt"/>
    </style:style>
    <style:style style:name="P6" style:family="paragraph" style:parent-style-name="Standard">
      <style:text-properties style:font-name="Arial" fo:font-size="10pt" officeooo:rsid="0032edfa" officeooo:paragraph-rsid="004efb22" style:font-size-asian="10pt" style:font-name-complex="Arial2" style:font-size-complex="10pt"/>
    </style:style>
    <style:style style:name="P7" style:family="paragraph" style:parent-style-name="Standard">
      <style:text-properties style:font-name="Arial" fo:font-size="10pt" officeooo:paragraph-rsid="004efb22" style:font-size-asian="10pt" style:font-name-complex="Arial2" style:font-size-complex="10pt"/>
    </style:style>
    <style:style style:name="P8" style:family="paragraph" style:parent-style-name="Standard">
      <style:text-properties style:font-name="Arial" fo:font-size="10pt" fo:font-weight="bold" style:font-size-asian="10pt" style:font-weight-asian="bold" style:font-name-complex="Arial2" style:font-size-complex="10pt"/>
    </style:style>
    <style:style style:name="P9" style:family="paragraph" style:parent-style-name="Standard"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P10" style:family="paragraph" style:parent-style-name="Standard">
      <style:text-properties style:font-name="Arial" fo:font-size="10pt" fo:font-weight="bold" officeooo:rsid="00464bfd" officeooo:paragraph-rsid="00464bfd" style:font-size-asian="10pt" style:font-weight-asian="bold" style:font-name-complex="Arial2" style:font-size-complex="10pt" style:font-weight-complex="bold"/>
    </style:style>
    <style:style style:name="P11" style:family="paragraph" style:parent-style-name="Standard">
      <style:text-properties style:font-name="Arial" fo:font-size="10pt" fo:font-weight="bold" officeooo:rsid="00482b53" officeooo:paragraph-rsid="00482b53" style:font-size-asian="10pt" style:font-weight-asian="bold" style:font-name-complex="Arial2" style:font-size-complex="10pt" style:font-weight-complex="bold"/>
    </style:style>
    <style:style style:name="P12" style:family="paragraph" style:parent-style-name="Standard">
      <style:text-properties style:font-name="Arial" fo:font-size="10pt" fo:font-weight="bold" officeooo:rsid="004ffbe9" officeooo:paragraph-rsid="004ffbe9" style:font-size-asian="10pt" style:font-weight-asian="bold" style:font-name-complex="Arial2" style:font-size-complex="10pt" style:font-weight-complex="bold"/>
    </style:style>
    <style:style style:name="P13" style:family="paragraph" style:parent-style-name="Standard">
      <style:text-properties style:font-name="Arial" fo:font-size="10pt" fo:font-weight="bold" officeooo:rsid="005155f3" officeooo:paragraph-rsid="005155f3" style:font-size-asian="8.75pt" style:font-weight-asian="bold" style:font-name-complex="Arial2" style:font-size-complex="10pt" style:font-weight-complex="bold"/>
    </style:style>
    <style:style style:name="P14" style:family="paragraph" style:parent-style-name="Standard">
      <style:text-properties style:font-name="Arial" fo:font-size="10pt" fo:font-weight="normal" officeooo:rsid="004614bb" officeooo:paragraph-rsid="004614bb" style:font-size-asian="10pt" style:font-weight-asian="normal" style:font-name-complex="Arial2" style:font-size-complex="10pt" style:font-weight-complex="normal"/>
    </style:style>
    <style:style style:name="P15" style:family="paragraph" style:parent-style-name="Standard">
      <style:text-properties style:font-name="Arial" fo:font-size="10pt" fo:font-weight="normal" officeooo:rsid="00464bfd" officeooo:paragraph-rsid="00464bfd" style:font-size-asian="10pt" style:font-weight-asian="normal" style:font-name-complex="Arial2" style:font-size-complex="10pt" style:font-weight-complex="normal"/>
    </style:style>
    <style:style style:name="P16" style:family="paragraph" style:parent-style-name="Standard">
      <style:text-properties style:font-name="Arial" fo:font-size="10pt" fo:font-weight="normal" officeooo:rsid="00482b53" officeooo:paragraph-rsid="00482b53" style:font-size-asian="10pt" style:font-weight-asian="normal" style:font-name-complex="Arial2" style:font-size-complex="10pt" style:font-weight-complex="normal"/>
    </style:style>
    <style:style style:name="P17" style:family="paragraph" style:parent-style-name="Standard">
      <style:text-properties style:font-name="Arial" fo:font-size="10pt" fo:font-weight="normal" officeooo:rsid="00496290" officeooo:paragraph-rsid="00496290" style:font-size-asian="10pt" style:font-weight-asian="normal" style:font-name-complex="Arial2" style:font-size-complex="10pt" style:font-weight-complex="normal"/>
    </style:style>
    <style:style style:name="P18" style:family="paragraph" style:parent-style-name="Standard">
      <style:text-properties style:font-name="Arial" fo:font-size="10pt" fo:font-weight="normal" officeooo:rsid="004ffbe9" officeooo:paragraph-rsid="004ffbe9" style:font-size-asian="10pt" style:font-weight-asian="normal" style:font-name-complex="Arial2" style:font-size-complex="10pt" style:font-weight-complex="normal"/>
    </style:style>
    <style:style style:name="P19" style:family="paragraph" style:parent-style-name="Standard">
      <style:text-properties style:font-name="Arial" fo:font-size="10pt" officeooo:rsid="005155f3" officeooo:paragraph-rsid="005155f3" style:font-size-asian="8.75pt" style:font-name-complex="Arial2" style:font-size-complex="10pt"/>
    </style:style>
    <style:style style:name="P20" style:family="paragraph" style:parent-style-name="Standard">
      <style:text-properties style:font-name="Arial" fo:font-size="10pt" officeooo:rsid="0056c109" officeooo:paragraph-rsid="0056c109" style:font-size-asian="8.75pt" style:font-name-complex="Arial2" style:font-size-complex="10pt"/>
    </style:style>
    <style:style style:name="P21" style:family="paragraph" style:parent-style-name="Standard">
      <style:text-properties style:font-name="Arial" fo:font-size="12pt" officeooo:rsid="00482b53" style:font-size-asian="12pt" style:font-name-complex="Arial2" style:font-size-complex="12pt"/>
    </style:style>
    <style:style style:name="P22" style:family="paragraph" style:parent-style-name="Standard">
      <style:text-properties style:font-name="Arial" fo:font-size="12pt" officeooo:rsid="005155f3" style:font-size-asian="12pt" style:font-name-complex="Arial2" style:font-size-complex="12pt"/>
    </style:style>
    <style:style style:name="P23" style:family="paragraph" style:parent-style-name="Standard">
      <style:text-properties officeooo:paragraph-rsid="0041933b"/>
    </style:style>
    <style:style style:name="P24" style:family="paragraph" style:parent-style-name="Standard">
      <style:text-properties officeooo:paragraph-rsid="00464bfd"/>
    </style:style>
    <style:style style:name="P25" style:family="paragraph" style:parent-style-name="List_20_Paragraph">
      <style:paragraph-properties fo:margin-left="0in" fo:margin-right="0in" fo:text-indent="0in" style:auto-text-indent="false"/>
      <style:text-properties officeooo:rsid="001ccc4a" officeooo:paragraph-rsid="001ccc4a"/>
    </style:style>
    <style:style style:name="P26" style:family="paragraph" style:parent-style-name="List_20_Paragraph">
      <style:paragraph-properties fo:margin-left="0in" fo:margin-right="0in" fo:text-indent="0in" style:auto-text-indent="false"/>
      <style:text-properties style:font-name="Arial" fo:font-size="10pt" fo:font-weight="normal" officeooo:paragraph-rsid="004efb22" style:font-size-asian="10pt" style:font-weight-asian="normal" style:font-name-complex="Arial2" style:font-size-complex="10pt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0in" fo:margin-right="0in" fo:text-align="start" style:justify-single-word="false" fo:orphans="2" fo:widows="2" fo:hyphenation-ladder-count="no-limit" fo:text-indent="0in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28" style:family="paragraph" style:parent-style-name="List_20_Paragraph">
      <style:text-properties officeooo:paragraph-rsid="004efb22"/>
    </style:style>
    <style:style style:name="P29" style:family="paragraph" style:parent-style-name="List_20_Paragraph">
      <style:paragraph-properties fo:margin-left="0.5in" fo:margin-right="0in" fo:text-indent="0in" style:auto-text-indent="false"/>
      <style:text-properties officeooo:paragraph-rsid="004efb22"/>
    </style:style>
    <style:style style:name="P30" style:family="paragraph" style:parent-style-name="Standard">
      <style:paragraph-properties fo:margin-left="0.5in" fo:margin-right="0in" fo:text-indent="0in" style:auto-text-indent="false"/>
      <style:text-properties style:font-name="Arial" fo:font-size="10pt" officeooo:paragraph-rsid="004efb22" style:font-size-asian="10pt" style:font-name-complex="Arial2" style:font-size-complex="10pt"/>
    </style:style>
    <style:style style:name="P31" style:family="paragraph" style:parent-style-name="Standard" style:master-page-name="Standard">
      <style:paragraph-properties fo:text-align="start" style:justify-single-word="false" style:page-number="auto" fo:break-before="page"/>
      <style:text-properties style:font-name="Arial" fo:font-size="16pt" fo:font-weight="bold" style:font-size-asian="16pt" style:font-weight-asian="bold" style:font-name-complex="Arial2" style:font-size-complex="16pt" style:font-weight-complex="bold"/>
    </style:style>
    <style:style style:name="P32" style:family="paragraph" style:parent-style-name="Standard">
      <style:text-properties style:font-name="Arial" fo:font-size="10pt" style:font-size-asian="10pt" style:font-name-complex="Arial2" style:font-size-complex="10pt"/>
    </style:style>
    <style:style style:name="P33" style:family="paragraph" style:parent-style-name="Standard" style:list-style-name="L1">
      <style:text-properties style:font-name="Arial" fo:font-size="10pt" officeooo:rsid="0016c7e0" officeooo:paragraph-rsid="004ffbe9" style:font-size-asian="10pt" style:font-name-complex="Arial2" style:font-size-complex="10pt"/>
    </style:style>
    <style:style style:name="P34" style:family="paragraph" style:parent-style-name="Standard" style:list-style-name="L2">
      <style:text-properties style:font-name="Arial" fo:font-size="10pt" officeooo:rsid="002ea3e4" officeooo:paragraph-rsid="0056c109" style:font-size-asian="10pt" style:font-name-complex="Arial2" style:font-size-complex="10pt"/>
    </style:style>
    <style:style style:name="P35" style:family="paragraph" style:parent-style-name="Standard" style:list-style-name="WWNum2">
      <style:text-properties style:font-name="Arial" fo:font-size="10pt" style:font-size-asian="10pt" style:font-name-complex="Arial2" style:font-size-complex="10pt"/>
    </style:style>
    <style:style style:name="P36" style:family="paragraph" style:parent-style-name="Standard" style:list-style-name="WWNum3">
      <style:text-properties style:font-name="Arial" fo:font-size="10pt" officeooo:rsid="002b4313" officeooo:paragraph-rsid="002b4313" style:font-size-asian="10pt" style:font-name-complex="Arial2" style:font-size-complex="10pt"/>
    </style:style>
    <style:style style:name="P37" style:family="paragraph" style:parent-style-name="Standard" style:list-style-name="WWNum4">
      <style:text-properties style:font-name="Arial" fo:font-size="10pt" style:font-size-asian="10pt" style:font-name-complex="Arial2" style:font-size-complex="10pt"/>
    </style:style>
    <style:style style:name="P38" style:family="paragraph" style:parent-style-name="Standard" style:list-style-name="L2">
      <style:text-properties style:font-name="Arial" fo:font-size="10pt" officeooo:rsid="005b5eee" officeooo:paragraph-rsid="005b5eee" style:font-size-asian="10pt" style:font-name-complex="Arial2" style:font-size-complex="10pt"/>
    </style:style>
    <style:style style:name="P39" style:family="paragraph" style:parent-style-name="Standard" style:list-style-name="L1">
      <style:text-properties style:font-name="Arial" fo:font-size="10pt" fo:font-weight="normal" officeooo:rsid="002953e2" officeooo:paragraph-rsid="004ffbe9" style:font-size-asian="10pt" style:font-weight-asian="normal" style:font-name-complex="Arial2" style:font-size-complex="10pt" style:font-weight-complex="normal"/>
    </style:style>
    <style:style style:name="P40" style:family="paragraph" style:parent-style-name="Standard" style:list-style-name="L2">
      <style:text-properties style:font-name="Arial" fo:font-size="10pt" officeooo:rsid="0056c109" officeooo:paragraph-rsid="0056c109" style:font-size-asian="8.75pt" style:font-name-complex="Arial2" style:font-size-complex="10pt"/>
    </style:style>
    <style:style style:name="P41" style:family="paragraph" style:parent-style-name="Standard">
      <style:text-properties style:font-name="Arial" fo:font-size="10pt" fo:font-weight="bold" officeooo:rsid="005b5eee" officeooo:paragraph-rsid="005b5eee" style:font-size-asian="8.75pt" style:font-weight-asian="bold" style:font-name-complex="Arial2" style:font-size-complex="10pt" style:font-weight-complex="bold"/>
    </style:style>
    <style:style style:name="P42" style:family="paragraph" style:parent-style-name="Standard" style:list-style-name="L3"/>
    <style:style style:name="P43" style:family="paragraph" style:parent-style-name="List_20_Paragraph" style:list-style-name="L3"/>
    <style:style style:name="P44" style:family="paragraph" style:parent-style-name="List_20_Paragraph" style:list-style-name="L3">
      <style:text-properties style:font-name="Arial" fo:font-size="10pt" style:font-size-asian="10pt" style:font-name-complex="Arial2" style:font-size-complex="10pt"/>
    </style:style>
    <style:style style:name="P45" style:family="paragraph" style:parent-style-name="List_20_Paragraph" style:list-style-name="WWNum1">
      <style:text-properties style:font-name="Arial" fo:font-size="10pt" style:font-size-asian="10pt" style:font-name-complex="Arial2" style:font-size-complex="10pt"/>
    </style:style>
    <style:style style:name="P46" style:family="paragraph" style:parent-style-name="List_20_Paragraph" style:list-style-name="WWNum2">
      <style:text-properties style:font-name="Arial" fo:font-size="10pt" style:font-size-asian="10pt" style:font-name-complex="Arial2" style:font-size-complex="10pt"/>
    </style:style>
    <style:style style:name="P47" style:family="paragraph" style:parent-style-name="List_20_Paragraph" style:list-style-name="WWNum3">
      <style:text-properties style:font-name="Arial" fo:font-size="10pt" style:font-size-asian="10pt" style:font-name-complex="Arial2" style:font-size-complex="10pt"/>
    </style:style>
    <style:style style:name="P48" style:family="paragraph" style:parent-style-name="List_20_Paragraph" style:list-style-name="WWNum4">
      <style:text-properties style:font-name="Arial" fo:font-size="10pt" style:font-size-asian="10pt" style:font-name-complex="Arial2" style:font-size-complex="10pt"/>
    </style:style>
    <style:style style:name="P49" style:family="paragraph" style:parent-style-name="List_20_Paragraph" style:list-style-name="L3">
      <style:text-properties style:font-name="Arial" fo:font-size="10pt" officeooo:rsid="005b5eee" officeooo:paragraph-rsid="005b5eee" style:font-size-asian="10pt" style:font-name-complex="Arial2" style:font-size-complex="10pt"/>
    </style:style>
    <style:style style:name="P50" style:family="paragraph" style:parent-style-name="List_20_Paragraph" style:list-style-name="WWNum2">
      <style:text-properties officeooo:paragraph-rsid="001ea5f6"/>
    </style:style>
    <style:style style:name="P51" style:family="paragraph" style:parent-style-name="List_20_Paragraph" style:list-style-name="WWNum4">
      <style:text-properties officeooo:paragraph-rsid="002dffde"/>
    </style:style>
    <style:style style:name="P52" style:family="paragraph" style:parent-style-name="Default" style:list-style-name="L3">
      <style:paragraph-properties fo:text-align="start" style:justify-single-word="false"/>
    </style:style>
    <style:style style:name="P53" style:family="paragraph" style:parent-style-name="Default" style:list-style-name="L3">
      <style:paragraph-properties fo:text-align="start" style:justify-single-word="false"/>
      <style:text-properties officeooo:rsid="005b5eee" officeooo:paragraph-rsid="005b5eee"/>
    </style:style>
    <style:style style:name="T1" style:family="text">
      <style:text-properties style:font-name="Arial" style:font-name-complex="Arial2"/>
    </style:style>
    <style:style style:name="T2" style:family="text">
      <style:text-properties style:font-name="Arial" fo:font-size="10pt" style:font-size-asian="10pt" style:font-name-complex="Arial2" style:font-size-complex="10pt"/>
    </style:style>
    <style:style style:name="T3" style:family="text">
      <style:text-properties style:font-name="Arial" fo:font-size="10pt" officeooo:rsid="00138d8e" style:font-size-asian="10pt" style:font-name-complex="Arial2" style:font-size-complex="10pt"/>
    </style:style>
    <style:style style:name="T4" style:family="text">
      <style:text-properties style:font-name="Arial" fo:font-size="10pt" officeooo:rsid="00153709" style:font-size-asian="10pt" style:font-name-complex="Arial2" style:font-size-complex="10pt"/>
    </style:style>
    <style:style style:name="T5" style:family="text">
      <style:text-properties style:font-name="Arial" fo:font-size="10pt" officeooo:rsid="00153d9d" style:font-size-asian="10pt" style:font-name-complex="Arial2" style:font-size-complex="10pt"/>
    </style:style>
    <style:style style:name="T6" style:family="text">
      <style:text-properties style:font-name="Arial" fo:font-size="10pt" officeooo:rsid="0016c7e0" style:font-size-asian="10pt" style:font-name-complex="Arial2" style:font-size-complex="10pt"/>
    </style:style>
    <style:style style:name="T7" style:family="text">
      <style:text-properties style:font-name="Arial" fo:font-size="10pt" officeooo:rsid="0017c13f" style:font-size-asian="10pt" style:font-name-complex="Arial2" style:font-size-complex="10pt"/>
    </style:style>
    <style:style style:name="T8" style:family="text">
      <style:text-properties style:font-name="Arial" fo:font-size="10pt" officeooo:rsid="001988d1" style:font-size-asian="10pt" style:font-name-complex="Arial2" style:font-size-complex="10pt"/>
    </style:style>
    <style:style style:name="T9" style:family="text">
      <style:text-properties style:font-name="Arial" fo:font-size="10pt" officeooo:rsid="001aae44" style:font-size-asian="10pt" style:font-name-complex="Arial2" style:font-size-complex="10pt"/>
    </style:style>
    <style:style style:name="T10" style:family="text">
      <style:text-properties style:font-name="Arial" fo:font-size="10pt" officeooo:rsid="001ccc4a" style:font-size-asian="10pt" style:font-name-complex="Arial2" style:font-size-complex="10pt"/>
    </style:style>
    <style:style style:name="T11" style:family="text">
      <style:text-properties style:font-name="Arial" fo:font-size="10pt" officeooo:rsid="001ea5f6" style:font-size-asian="10pt" style:font-name-complex="Arial2" style:font-size-complex="10pt"/>
    </style:style>
    <style:style style:name="T12" style:family="text">
      <style:text-properties style:font-name="Arial" fo:font-size="10pt" officeooo:rsid="00214326" style:font-size-asian="10pt" style:font-name-complex="Arial2" style:font-size-complex="10pt"/>
    </style:style>
    <style:style style:name="T13" style:family="text">
      <style:text-properties style:font-name="Arial" fo:font-size="10pt" officeooo:rsid="0022fa26" style:font-size-asian="10pt" style:font-name-complex="Arial2" style:font-size-complex="10pt"/>
    </style:style>
    <style:style style:name="T14" style:family="text">
      <style:text-properties style:font-name="Arial" fo:font-size="10pt" officeooo:rsid="002300b8" style:font-size-asian="10pt" style:font-name-complex="Arial2" style:font-size-complex="10pt"/>
    </style:style>
    <style:style style:name="T15" style:family="text">
      <style:text-properties style:font-name="Arial" fo:font-size="10pt" officeooo:rsid="0023afac" style:font-size-asian="10pt" style:font-name-complex="Arial2" style:font-size-complex="10pt"/>
    </style:style>
    <style:style style:name="T16" style:family="text">
      <style:text-properties style:font-name="Arial" fo:font-size="10pt" officeooo:rsid="002b4313" style:font-size-asian="10pt" style:font-name-complex="Arial2" style:font-size-complex="10pt"/>
    </style:style>
    <style:style style:name="T17" style:family="text">
      <style:text-properties style:font-name="Arial" fo:font-size="10pt" officeooo:rsid="002c1ae4" style:font-size-asian="10pt" style:font-name-complex="Arial2" style:font-size-complex="10pt"/>
    </style:style>
    <style:style style:name="T18" style:family="text">
      <style:text-properties style:font-name="Arial" fo:font-size="10pt" officeooo:rsid="00359523" style:font-size-asian="10pt" style:font-name-complex="Arial2" style:font-size-complex="10pt"/>
    </style:style>
    <style:style style:name="T19" style:family="text">
      <style:text-properties style:font-name="Arial" fo:font-size="10pt" officeooo:rsid="0041933b" style:font-size-asian="10pt" style:font-name-complex="Arial2" style:font-size-complex="10pt"/>
    </style:style>
    <style:style style:name="T20" style:family="text">
      <style:text-properties style:font-name="Arial" fo:font-size="10pt" fo:font-weight="bold" style:font-size-asian="10pt" style:font-weight-asian="bold" style:font-name-complex="Arial2" style:font-size-complex="10pt"/>
    </style:style>
    <style:style style:name="T21" style:family="text"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T22" style:family="text">
      <style:text-properties style:font-name="Arial" fo:font-size="10pt" fo:font-weight="normal" style:font-size-asian="10pt" style:font-weight-asian="normal" style:font-name-complex="Arial2" style:font-size-complex="10pt" style:font-weight-complex="normal"/>
    </style:style>
    <style:style style:name="T23" style:family="text">
      <style:text-properties style:font-name="Arial" fo:font-size="10pt" fo:font-weight="normal" officeooo:rsid="00138d8e" style:font-size-asian="10pt" style:font-weight-asian="normal" style:font-name-complex="Arial2" style:font-size-complex="10pt" style:font-weight-complex="normal"/>
    </style:style>
    <style:style style:name="T24" style:family="text">
      <style:text-properties style:font-name="Arial" fo:font-size="10pt" fo:font-weight="normal" officeooo:rsid="0017c13f" style:font-size-asian="10pt" style:font-weight-asian="normal" style:font-name-complex="Arial2" style:font-size-complex="10pt" style:font-weight-complex="normal"/>
    </style:style>
    <style:style style:name="T25" style:family="text">
      <style:text-properties style:font-name="Arial" fo:font-size="10pt" fo:font-weight="normal" officeooo:rsid="001ccc4a" style:font-size-asian="10pt" style:font-weight-asian="normal" style:font-name-complex="Arial2" style:font-size-complex="10pt" style:font-weight-complex="normal"/>
    </style:style>
    <style:style style:name="T26" style:family="text">
      <style:text-properties style:font-name="Arial" fo:font-size="10pt" fo:font-weight="normal" officeooo:rsid="00464bfd" style:font-size-asian="10pt" style:font-weight-asian="normal" style:font-name-complex="Arial2" style:font-size-complex="10pt" style:font-weight-complex="normal"/>
    </style:style>
    <style:style style:name="T27" style:family="text">
      <style:text-properties officeooo:rsid="001988d1"/>
    </style:style>
    <style:style style:name="T28" style:family="text">
      <style:text-properties officeooo:rsid="001a94b0"/>
    </style:style>
    <style:style style:name="T29" style:family="text">
      <style:text-properties officeooo:rsid="001b0ad8"/>
    </style:style>
    <style:style style:name="T30" style:family="text">
      <style:text-properties officeooo:rsid="001c27fa"/>
    </style:style>
    <style:style style:name="T31" style:family="text">
      <style:text-properties officeooo:rsid="001ccc4a"/>
    </style:style>
    <style:style style:name="T32" style:family="text">
      <style:text-properties officeooo:rsid="001ea5f6"/>
    </style:style>
    <style:style style:name="T33" style:family="text">
      <style:text-properties officeooo:rsid="001f7931"/>
    </style:style>
    <style:style style:name="T34" style:family="text">
      <style:text-properties officeooo:rsid="0020d409"/>
    </style:style>
    <style:style style:name="T35" style:family="text">
      <style:text-properties style:font-name="Arial1" fo:font-size="10pt" style:font-size-asian="10pt" style:font-name-complex="Arial2" style:font-size-complex="10pt"/>
    </style:style>
    <style:style style:name="T36" style:family="text">
      <style:text-properties style:font-name="Arial1" fo:font-size="10pt" officeooo:rsid="00242be5" style:font-size-asian="10pt" style:font-name-complex="Arial2" style:font-size-complex="10pt"/>
    </style:style>
    <style:style style:name="T37" style:family="text">
      <style:text-properties style:font-name="Arial1" fo:font-size="10pt" officeooo:rsid="001640d2" style:font-size-asian="10pt" style:font-name-complex="Arial2" style:font-size-complex="10pt"/>
    </style:style>
    <style:style style:name="T38" style:family="text">
      <style:text-properties style:font-name="Arial1" fo:font-size="10pt" officeooo:rsid="0027479b" style:font-size-asian="10pt" style:font-name-complex="Arial2" style:font-size-complex="10pt"/>
    </style:style>
    <style:style style:name="T39" style:family="text">
      <style:text-properties style:font-name="Arial1" fo:font-size="10pt" officeooo:rsid="002953e2" style:font-size-asian="10pt" style:font-name-complex="Arial2" style:font-size-complex="10pt"/>
    </style:style>
    <style:style style:name="T40" style:family="text">
      <style:text-properties style:font-name="Arial1" fo:font-size="10pt" officeooo:rsid="005214a2" style:font-size-asian="10pt" style:font-name-complex="Arial2" style:font-size-complex="10pt"/>
    </style:style>
    <style:style style:name="T41" style:family="text">
      <style:text-properties officeooo:rsid="002acc7a"/>
    </style:style>
    <style:style style:name="T42" style:family="text">
      <style:text-properties officeooo:rsid="002b2f07"/>
    </style:style>
    <style:style style:name="T43" style:family="text">
      <style:text-properties fo:font-size="10pt" style:font-size-asian="10pt"/>
    </style:style>
    <style:style style:name="T44" style:family="text">
      <style:text-properties fo:font-size="10pt" officeooo:rsid="00438c4e" style:font-size-asian="10pt"/>
    </style:style>
    <style:style style:name="T45" style:family="text">
      <style:text-properties officeooo:rsid="00447bca"/>
    </style:style>
    <style:style style:name="T46" style:family="text">
      <style:text-properties officeooo:rsid="00478ab7"/>
    </style:style>
    <style:style style:name="T47" style:family="text">
      <style:text-properties officeooo:rsid="00482b53"/>
    </style:style>
    <style:style style:name="T48" style:family="text">
      <style:text-properties officeooo:rsid="00496290"/>
    </style:style>
    <style:style style:name="T49" style:family="text">
      <style:text-properties officeooo:rsid="004ac3d5"/>
    </style:style>
    <style:style style:name="T50" style:family="text">
      <style:text-properties officeooo:rsid="004ffbe9"/>
    </style:style>
    <style:style style:name="T51" style:family="text">
      <style:text-properties officeooo:rsid="005155f3"/>
    </style:style>
    <style:style style:name="T52" style:family="text">
      <style:text-properties officeooo:rsid="0055e1cb"/>
    </style:style>
    <style:style style:name="T53" style:family="text">
      <style:text-properties officeooo:rsid="005b5e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tab/><text:tab/><text:tab/><text:tab/>John Webster</text:p>
      <text:p text:style-name="P1"/>
      <text:p text:style-name="P27"><text:span text:style-name="T1"><text:tab/><text:tab/><text:tab/><text:tab/></text:span><text:span text:style-name="T2">7550 Folsom Auburn Rd Apt. 202<text:tab/><text:tab/></text:span></text:p>
      <text:p text:style-name="P2"><text:tab/><text:tab/><text:tab/><text:tab/>Folsom CA 95630<text:tab/><text:tab/><text:tab/><text:tab/></text:p>
      <text:p text:style-name="P2"><text:tab/><text:tab/><text:tab/><text:tab/>Cell <text:span text:style-name="T41">phone: </text:span>(916) 792 8734</text:p>
      <text:p text:style-name="P2"><text:tab/><text:tab/><text:tab/><text:tab/>Email: JohnLobster@comcast.net</text:p>
      <text:p text:style-name="P2"/>
      <text:p text:style-name="P9">Summary</text:p>
      <text:p text:style-name="P3"/>
      <text:p text:style-name="P14">Full stack developer with 30 years experience in computer industry <text:span text:style-name="T46">looking for challenging and rewarding work in web design, local to Folsom/Sacramento area</text:span></text:p>
      <text:p text:style-name="P14"/>
      <text:p text:style-name="P10">Links</text:p>
      <text:p text:style-name="P15"/>
      <text:p text:style-name="P15">LinkedIn : <text:a xlink:type="simple" xlink:href="http://www.LinkedIn.com/in/JohnWWebster" text:style-name="Internet_20_link" text:visited-style-name="Visited_20_Internet_20_Link">www.LinkedIn.com/in/JohnWWebster</text:a></text:p>
      <text:p text:style-name="P15"/>
      <text:p text:style-name="P24"><text:span text:style-name="T26">Github: </text:span><text:a xlink:type="simple" xlink:href="https://github.com/johnlobster" text:style-name="Internet_20_link" text:visited-style-name="Visited_20_Internet_20_Link">https://github.com/johnlobster</text:a> </text:p>
      <text:p text:style-name="P15"/>
      <text:p text:style-name="P15">Portfolio: <text:span text:style-name="T46">https://j</text:span>ohnlobster.github.io/portfolio/</text:p>
      <text:p text:style-name="P15"/>
      <text:p text:style-name="P10"><text:span text:style-name="T47">March-August </text:span>2019 : UC Davis bootcamp – <text:span text:style-name="T47">Full stack w</text:span>eb development</text:p>
      <text:p text:style-name="P15"/>
      <text:p text:style-name="P11">Key <text:span text:style-name="T52">full stack </text:span>technologies</text:p>
      <text:p text:style-name="P11"/>
      <text:p text:style-name="P16">MERN – MongoDb, Express, React, Node</text:p>
      <text:p text:style-name="P16"/>
      <text:p text:style-name="P16">HTML, CSS, Javascript, mySQL, git</text:p>
      <text:p text:style-name="P16"/>
      <text:p text:style-name="P11">Other <text:span text:style-name="T50">full stack </text:span>libraries/technologies</text:p>
      <text:p text:style-name="P11"/>
      <text:p text:style-name="P16">Vscode, Trello, npm, mongoose, sequelize, handlebars, lodash, mocha, chai, chai-http, postman, bcrypt, <text:span text:style-name="T48">react-router, </text:span></text:p>
      <text:p text:style-name="P17">cheerio, moment, sass, jsonwebtoken, winston, bootstrap, materialize, create-react-app, Jquery, github, travisCI, heroku, <text:span text:style-name="T49">eslint, axios, firebase, bash</text:span></text:p>
      <text:p text:style-name="P17"/>
      <text:p text:style-name="P12">Management experience</text:p>
      <text:p text:style-name="P18"/>
      <text:list xml:id="list2274348159" text:style-name="L1">
        <text:list-item>
          <text:p text:style-name="P33">Managed small teams (to 5 people). <text:span text:style-name="T30">M</text:span>entoring <text:span text:style-name="T30">of junior engineers. </text:span></text:p>
        </text:list-item>
        <text:list-item>
          <text:p text:style-name="P33"><text:span text:style-name="T51">Delivered technical t</text:span>raining <text:span text:style-name="T30">and taught Intel core values classes</text:span></text:p>
        </text:list-item>
        <text:list-item>
          <text:p text:style-name="P39">cross site/geography working</text:p>
        </text:list-item>
      </text:list>
      <text:p text:style-name="P21"/>
      <text:p text:style-name="P41">Other skills</text:p>
      <text:list xml:id="list2799115997" text:style-name="L2">
        <text:list-item>
          <text:p text:style-name="P40"><text:span text:style-name="T53">Good c</text:span>ommunication <text:span text:style-name="T53">skills</text:span></text:p>
        </text:list-item>
        <text:list-item>
          <text:p text:style-name="P34">Results focused ability to <text:span text:style-name="T53">rapidly </text:span>learn or develop new methodologies, tools and flows</text:p>
        </text:list-item>
        <text:list-item>
          <text:p text:style-name="P38">Great debugging skills</text:p>
        </text:list-item>
      </text:list>
      <text:p text:style-name="P20"/>
      <text:p text:style-name="P12">Work history</text:p>
      <text:p text:style-name="P8"/>
      <text:p text:style-name="P8"><text:bookmark text:name="__DdeLink__67_318329349"/>Intel Corporation (Folsom, CA) <text:s/>September 1996 – July 2015. Senior component design engineer</text:p>
      <text:p text:style-name="P2"/>
      <text:p text:style-name="P23"><text:span text:style-name="T2">2007 - 2015 </text:span><text:span text:style-name="T22">Integrated graphics</text:span><text:span text:style-name="T2"> (VPG) – </text:span><text:span text:style-name="T19">Technology team, part of physical design team</text:span></text:p>
      <text:list xml:id="list2848960274" text:style-name="L3">
        <text:list-item>
          <text:p text:style-name="P52"><text:span text:style-name="T43">VPG supplies integrated graphics for Intel CPUs </text:span><text:span text:style-name="T44">using ASIC methodologies. </text:span></text:p>
        </text:list-item>
        <text:list-item>
          <text:p text:style-name="P53"><text:span text:style-name="T44">P</text:span><text:span text:style-name="T43">ower grid design and analysis for integrated graphics – re-used on many other ASIC products within Intel</text:span></text:p>
        </text:list-item>
        <text:list-item>
          <text:p text:style-name="P42"><text:span text:style-name="T2">First tapeouts on 22nm (Haswell</text:span><text:span text:style-name="T4">)</text:span><text:span text:style-name="T2">, 14nm (Broadwell),10nm (CanonLake). </text:span></text:p>
        </text:list-item>
        <text:list-item>
          <text:p text:style-name="P43"><text:soft-page-break/><text:span text:style-name="T2">Design of metal patterns </text:span><text:span text:style-name="T4">as</text:span><text:span text:style-name="T2"> part of Intel process definition team, design metal stack, reliability tradeoffs, density tradeoffs, library design tradeoffs (Intel award)</text:span></text:p>
        </text:list-item>
        <text:list-item>
          <text:p text:style-name="P44">Design of power gate placement <text:span text:style-name="T41">and connection </text:span>scheme - analysis of area impact and E<text:span text:style-name="T27">lectromigration</text:span></text:p>
        </text:list-item>
        <text:list-item>
          <text:p text:style-name="P49">Local expert on reliability, Antenna checks, ESD cell placement and many layout only features.</text:p>
        </text:list-item>
      </text:list>
      <text:p text:style-name="P2"/>
      <text:p text:style-name="Standard"><text:span text:style-name="T2">200</text:span><text:span text:style-name="T3">5-200</text:span><text:span text:style-name="T2">6 </text:span><text:span text:style-name="T22">Integrated graphics</text:span><text:span text:style-name="T2"> (VPG) : SandyBridge (28nm) – first Intel CPU with integrated graphics</text:span></text:p>
      <text:list xml:id="list2624868081" text:style-name="WWNum1">
        <text:list-item>
          <text:p text:style-name="P45"><text:span text:style-name="T45">layout </text:span>design lead, tapeout of Integrated Graphics, <text:span text:style-name="T32">owned display block tapeout</text:span></text:p>
        </text:list-item>
        <text:list-item>
          <text:p text:style-name="P45">Convergence of physical design <text:span text:style-name="T42">and reliabililty </text:span>flows between CPU team (custom approaches) and graphics (ASIC approach) – std cell library, run<text:span text:style-name="T42">se</text:span>t, databa<text:span text:style-name="T42">s</text:span>e, fill methodologies, layout database, <text:span text:style-name="T28">reliability (EM)</text:span></text:p>
          <text:p text:style-name="P45"/>
        </text:list-item>
      </text:list>
      <text:p text:style-name="Standard"><text:span text:style-name="T20">1</text:span><text:span text:style-name="T22">99</text:span><text:span text:style-name="T25">7</text:span><text:span text:style-name="T22">-200</text:span><text:span text:style-name="T23">5</text:span><text:span text:style-name="T20"> </text:span><text:span text:style-name="T2">(PCI chipsets </text:span><text:span text:style-name="T10">physical design</text:span><text:span text:style-name="T2">)</text:span></text:p>
      <text:list xml:id="list3860024070" text:style-name="WWNum2">
        <text:list-item>
          <text:p text:style-name="P46">Broadwater chip set (integrated graphics)</text:p>
        </text:list-item>
        <text:list-item>
          <text:p text:style-name="P50"><text:span text:style-name="T2">Backend lead for Plumas chipset, </text:span><text:span text:style-name="T11">first server chipset within PCI chipset division</text:span><text:span text:style-name="T2">. </text:span></text:p>
        </text:list-item>
        <text:list-item>
          <text:p text:style-name="P50"><text:span text:style-name="T11">RTL to gates lead for several t</text:span><text:span text:style-name="T2">est chips </text:span><text:span text:style-name="T11">and validation chips</text:span></text:p>
          <text:p text:style-name="P50"><text:span text:style-name="T11"/></text:p>
        </text:list-item>
      </text:list>
      <text:p text:style-name="P25"><text:span text:style-name="T7">1</text:span><text:span text:style-name="T2">996-1997 Pre-silicon validation of 440BX chip set – </text:span><text:span text:style-name="T13">single die North Bridge for Intel CPU</text:span></text:p>
      <text:list xml:id="list190201841574906" text:continue-numbering="true" text:style-name="WWNum2">
        <text:list-item>
          <text:p text:style-name="P46"><text:span text:style-name="T31">Definition of tests, integration of bus models, </text:span>writing tests, execution and regressions, <text:span text:style-name="T33">owned DRAM testing (no errors in silicon)</text:span></text:p>
          <text:p text:style-name="P35"><text:bookmark text:name="__DdeLink__67_3183293496"/></text:p>
        </text:list-item>
      </text:list>
      <text:p text:style-name="Standard"><text:span text:style-name="T21">ARM Ltd</text:span><text:span text:style-name="T2"> (Cambridge, England) 1993 - 1996</text:span></text:p>
      <text:list xml:id="list3334640823" text:style-name="WWNum3">
        <text:list-item>
          <text:p text:style-name="P47">Definition and initial support of AMBA bus standard</text:p>
        </text:list-item>
        <text:list-item>
          <text:p text:style-name="P47">Design of ARM8 integer pipeline (VHDL)</text:p>
        </text:list-item>
        <text:list-item>
          <text:p text:style-name="P36">Support and testing of VHDL wrapper for ARM software model.</text:p>
        </text:list-item>
      </text:list>
      <text:p text:style-name="Standard"><text:span text:style-name="T21">Inmos Ltd</text:span><text:span text:style-name="T2"> (Bristol, England) 1987 - 1991</text:span></text:p>
      <text:list xml:id="list3767380762" text:style-name="WWNum4">
        <text:list-item>
          <text:p text:style-name="P51"><text:span text:style-name="T2">Design of Floating Point Unit for next generation </text:span><text:span text:style-name="T12">microprocessor (</text:span><text:span text:style-name="T2">transputer</text:span><text:span text:style-name="T12">) -</text:span><text:span text:style-name="T2"> </text:span><text:span text:style-name="T6">performance analysis, </text:span><text:span text:style-name="T12">algorithm design, </text:span><text:span text:style-name="T6">definition, hdl </text:span><text:span text:style-name="T18">d</text:span><text:span text:style-name="T6">esign and simulation, custom design </text:span><text:span text:style-name="T12">and layout </text:span><text:span text:style-name="T6">of add/subtract unit. </text:span><text:span text:style-name="T18">I</text:span><text:span text:style-name="T6">ntegration into integer pipeline. </text:span><text:span text:style-name="T16">Formal verification. </text:span><text:span text:style-name="T17">Synopsys DC used for control logic synthesis.</text:span></text:p>
        </text:list-item>
        <text:list-item>
          <text:p text:style-name="P48">Board testing and design completion</text:p>
          <text:p text:style-name="P37"/>
        </text:list-item>
      </text:list>
      <text:p text:style-name="P9">Education:</text:p>
      <text:p text:style-name="P2">B.Eng Computer Systems Engineering (First class honors) 1984-1987</text:p>
      <text:p text:style-name="P2">University of Bristol</text:p>
      <text:p text:style-name="Standard"><text:span text:style-name="T2">Internship at Ferranti Computer Systems Ltd., </text:span><text:span text:style-name="T6">Bracknell</text:span><text:span text:style-name="T2"> 1983-1986</text:span></text:p>
      <text:p text:style-name="P22"/>
      <text:p text:style-name="P13">Chip design tools and skills</text:p>
      <text:p text:style-name="P19"/>
      <text:p text:style-name="P7">Physical Design. </text:p>
      <text:p text:style-name="P28"><text:span text:style-name="T2">Antenna (NAC), </text:span><text:span text:style-name="T9">LVS, DRC, netlisting.</text:span><text:span text:style-name="T2"> </text:span><text:span text:style-name="T14">Synthesis, </text:span><text:span text:style-name="T15">Routing, </text:span><text:span text:style-name="T14">Static timing analysis and timing closure in ASIC environment. </text:span><text:span text:style-name="T2">Design rules and the underlying process technology. </text:span><text:span text:style-name="T9">L</text:span><text:span text:style-name="T2">ayer densities, Physical Design for Debug (fiducials, fib cells, spare cells). Fill mechanisms, tech files setup.</text:span><text:span text:style-name="T35"> </text:span><text:span text:style-name="T40">T</text:span><text:span text:style-name="T35">apeout</text:span><text:span text:style-name="T36">s</text:span><text:span text:style-name="T35"> at </text:span><text:span text:style-name="T37">22,14 and </text:span><text:span text:style-name="T35">10nm process node</text:span><text:span text:style-name="T37">s. </text:span><text:span text:style-name="T38">Low power design. </text:span><text:span text:style-name="T39">Formal Verification. Clock tree synthesis.</text:span></text:p>
      <text:p text:style-name="P7">Power grid design and Reliability</text:p>
      <text:p text:style-name="P28"><text:span text:style-name="T2">Power grid design and analysis, area vs IR drop, Power gating, EM, on die regulat</text:span><text:span text:style-name="T7">ion, bum</text:span><text:span text:style-name="T9">p </text:span><text:span text:style-name="T7">analysis</text:span></text:p>
      <text:p text:style-name="P26">Tools and programming</text:p>
      <text:p text:style-name="P29"><text:span text:style-name="T22">Synopsys ICC, ICV (and Hercules), </text:span><text:span text:style-name="T24">Synthesis, </text:span><text:span text:style-name="T22">DC, PrimeTime, Apache Redhawk, </text:span><text:span text:style-name="T24">verilog, VHDL</text:span></text:p>
      <text:p text:style-name="P30">Perl, TCL, C, lisp (emacs macros …, mainsail)</text:p>
      <text:p text:style-name="P7"><text:tab/>Unix, MS word, Excel, Powerpoint. JMP, batch compute<text:span text:style-name="T51">ing</text:span></text:p>
      <text:p text:style-name="P5">Design</text:p>
      <text:p text:style-name="P5"><text:tab/>Experience in <text:span text:style-name="T29">ASIC </text:span>design flow <text:span text:style-name="T29">from RTL to GDS/OASIS</text:span></text:p>
      <text:p text:style-name="P5"><text:tab/><text:span text:style-name="T34">Micro-architecture and </text:span>RTL design <text:span text:style-name="T29">of microprocessors</text:span></text:p>
      <text:p text:style-name="P6"><text:tab/>RTL verification</text:p>
      <text:p text:style-name="P5"><text:tab/><text:span text:style-name="T29">D</text:span>ebug and problem solving skills throughout ASIC design flow</text:p>
      <text:p text:style-name="P5"><text:tab/><text:span text:style-name="T29">Scripting for design flows and for problem solving.</text:span></text:p>
      <text:p text:style-name="P4"><text:tab/></text:p>
      <text:p text:style-name="P2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default-outline-level="" style:class="text"/>
    <style:style style:name="Heading_20_2" style:display-name="Heading 2" style:family="paragraph" style:parent-style-name="Heading" style:default-outline-level="" style:class="text"/>
    <style:style style:name="Heading_20_3" style:display-name="Heading 3" style:family="paragraph" style:parent-style-name="Heading" style:default-outline-level="" style:class="text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style:font-pitch="variable" fo:font-size="12pt" style:font-size-asian="12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="Arial" fo:font-family="Arial" style:font-family-generic="roman" style:font-pitch="variable"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="Arial" fo:font-family="Arial" style:font-family-generic="roman" style:font-pitch="variable"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="Arial" fo:font-family="Arial" style:font-family-generic="roman" style:font-pitch="variable"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roman" style:font-pitch="variable"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fo:font-size="10pt"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fo:font-size="10pt"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="Arial" fo:font-family="Arial" style:font-family-generic="roman" style:font-pitch="variable" fo:font-size="10pt"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="Arial" fo:font-family="Arial" style:font-family-generic="roman" style:font-pitch="variable"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fo:font-size="10pt"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6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0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2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WWNum3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WWNum4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WWNum5">
      <text:list-level-style-bullet text:level="1" text:style-name="ListLabel_20_50" style:num-suffix="" text:bullet-char="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5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5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75in" fo:margin-right="0.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8:37:00</meta:creation-date>
    <meta:initial-creator>Webster, John W</meta:initial-creator>
    <dc:language>en-US</dc:language>
    <dc:date>2019-09-04T19:02:01.138000000</dc:date>
    <meta:editing-cycles>122</meta:editing-cycles>
    <meta:editing-duration>P3DT11H46M38S</meta:editing-duration>
    <meta:generator>LibreOffice/6.2.0.3$Windows_X86_64 LibreOffice_project/98c6a8a1c6c7b144ce3cc729e34964b47ce25d62</meta:generator>
    <meta:print-date>2017-03-22T14:46:25.654000000</meta:print-date>
    <meta:document-statistic meta:table-count="0" meta:image-count="0" meta:object-count="0" meta:page-count="3" meta:paragraph-count="75" meta:word-count="661" meta:character-count="4644" meta:non-whitespace-character-count="4031"/>
    <meta:user-defined meta:name="AppVersion">15.0000</meta:user-defined>
    <meta:user-defined meta:name="Company">Intel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